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6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103.95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149.24pt"/>
    </style:style>
    <style:style style:name="co6" style:family="table-column">
      <style:table-column-properties fo:break-before="auto" style:column-width="97.65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rectEm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tyle="normal" style:font-weight-complex="normal" style:font-weight-asian="normal" style:font-size-complex="11pt" style:font-size-asian="11pt" style:font-name-complex="Arial" fo:text-shadow="none" fo:font-weight="normal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/>
    </style:style>
    <style:style style:name="T2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style:font-weight-asian="bold" fo:font-weight="bold" style:font-weight-complex="bold"/>
    </style:style>
    <style:style style:name="T3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style:font-weight-complex="normal" fo:font-weight="normal" style:font-weight-asian="normal"/>
    </style:style>
    <style:style style:name="T4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fo:font-weight="bold" style:font-weight-asian="bold" style:font-weight-complex="bold"/>
    </style:style>
    <style:style style:name="T5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fo:font-weight="normal" style:font-weight-complex="normal" style:font-weight-asian="normal"/>
    </style:style>
    <style:style style:name="T6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style:font-weight-complex="bold" style:font-weight-asian="bold" fo:font-weight="bold"/>
    </style:style>
    <style:style style:name="T7" style:family="text">
      <style:text-properties fo:font-style="normal" style:font-size-complex="11pt" style:font-size-asian="11pt" style:font-name-complex="Arial" fo:text-shadow="none" style:text-underline-style="none" style:text-underline-color="font-color" style:text-line-through-type="none" style:font-style-asian="normal" style:font-name="Arial" fo:font-size="11pt" fo:color="#000000" style:font-style-complex="normal" style:text-position="0% 100%" style:text-outline="false" fo:font-weight="normal" style:font-weight-asian="normal" style:font-weight-complex="normal"/>
    </style:style>
    <style:style style:name="T8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  <style:style style:name="T9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style:font-weight-complex="bold" fo:font-weight="bold" style:font-weight-asian="bold"/>
    </style:style>
    <style:style style:name="T10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11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rectEmai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1011" table:default-cell-style-name="Default"/>
        <table:table-row table:style-name="ro1">
          <table:table-cell table:style-name="ce1" table:number-columns-repeated="3"/>
          <table:table-cell table:style-name="ce8"/>
          <table:table-cell table:style-name="ce8" office:value-type="string" calcext:value-type="string">
            <text:p>INSTRUCTIONS</text:p>
          </table:table-cell>
          <table:table-cell table:style-name="ce13" table:number-columns-repeated="7"/>
          <table:table-cell table:style-name="ce19"/>
          <table:table-cell table:number-columns-repeated="1011"/>
        </table:table-row>
        <table:table-row table:style-name="ro2">
          <table:table-cell table:style-name="ce2" office:value-type="string" calcext:value-type="string">
            <text:p>Gr. &amp; Sec.</text:p>
          </table:table-cell>
          <table:table-cell table:style-name="ce5" office:value-type="string" calcext:value-type="string" table:number-columns-spanned="2" table:number-rows-spanned="1">
            <text:p>8 - Guanella</text:p>
          </table:table-cell>
          <table:covered-table-cell table:style-name="ce7"/>
          <table:table-cell table:style-name="ce9"/>
          <table:table-cell table:style-name="ce12" office:value-type="string" calcext:value-type="string" table:number-columns-spanned="7" table:number-rows-spanned="1">
            <text:p><text:span text:style-name="T1">1. </text:span><text:span text:style-name="T2">Subject Teacher</text:span><text:span text:style-name="T3"> will click on "File" --&gt; "Make A Copy" to generate a new copy of this sheet, and may rename it as necessary.  Entries for Grade/Sec., </text:span><text:span text:style-name="T4">Email Subject</text:span><text:span text:style-name="T5">, </text:span><text:span text:style-name="T6">Closing Greeting</text:span><text:span text:style-name="T7"> and </text:span><text:span text:style-name="T4">Teacher</text:span><text:span text:style-name="T7"> may then be changed.</text:span></text:p>
          </table:table-cell>
          <table:covered-table-cell table:number-columns-repeated="6"/>
          <table:table-cell table:style-name="ce9"/>
          <table:table-cell table:style-name="ce19"/>
          <table:table-cell table:number-columns-repeated="1011"/>
        </table:table-row>
        <table:table-row table:style-name="ro2">
          <table:table-cell table:style-name="ce2" office:value-type="string" calcext:value-type="string">
            <text:p>Email Subject</text:p>
          </table:table-cell>
          <table:table-cell table:style-name="ce5" office:value-type="string" calcext:value-type="string" table:number-columns-spanned="2" table:number-rows-spanned="1">
            <text:p>Third Quarter Week 5 Updates</text:p>
          </table:table-cell>
          <table:covered-table-cell table:style-name="ce7"/>
          <table:table-cell table:style-name="ce9"/>
          <table:table-cell table:style-name="ce12" office:value-type="string" calcext:value-type="string" table:number-columns-spanned="7" table:number-rows-spanned="1">
            <text:p><text:span text:style-name="T8">2. Fill in </text:span><text:span text:style-name="T9">student's name</text:span><text:span text:style-name="T10"> and </text:span><text:span text:style-name="T11">parent's email address</text:span><text:span text:style-name="T10">.  The email subject, closing greeting and teacher's name will autofill in this sheet.</text:span></text:p>
          </table:table-cell>
          <table:covered-table-cell table:number-columns-repeated="6"/>
          <table:table-cell table:style-name="ce9"/>
          <table:table-cell table:style-name="ce19"/>
          <table:table-cell table:number-columns-repeated="1011"/>
        </table:table-row>
        <table:table-row table:style-name="ro2">
          <table:table-cell table:style-name="ce2" office:value-type="string" calcext:value-type="string">
            <text:p>Closing Greeting</text:p>
          </table:table-cell>
          <table:table-cell table:style-name="ce5" office:value-type="string" calcext:value-type="string" table:number-columns-spanned="2" table:number-rows-spanned="1">
            <text:p>Sincerely yours,</text:p>
          </table:table-cell>
          <table:covered-table-cell table:style-name="ce7"/>
          <table:table-cell table:style-name="ce9"/>
          <table:table-cell table:style-name="ce12" office:value-type="string" calcext:value-type="string" table:number-columns-spanned="7" table:number-rows-spanned="1">
            <text:p>3. Fill-in the message area in line with the student's name as necessary. <text:s/>Each column composes a paragraph. <text:s/>You may also leave some cells blank or drag a cell's fill handle to autofill other cells, as needed.</text:p>
          </table:table-cell>
          <table:covered-table-cell table:number-columns-repeated="6"/>
          <table:table-cell table:style-name="ce9"/>
          <table:table-cell table:style-name="ce19"/>
          <table:table-cell table:number-columns-repeated="1011"/>
        </table:table-row>
        <table:table-row table:style-name="ro2">
          <table:table-cell table:style-name="ce2" office:value-type="string" calcext:value-type="string">
            <text:p>Teacher</text:p>
          </table:table-cell>
          <table:table-cell table:style-name="ce5" office:value-type="string" calcext:value-type="string" table:number-columns-spanned="2" table:number-rows-spanned="1">
            <text:p>Ian Besina</text:p>
          </table:table-cell>
          <table:covered-table-cell table:style-name="ce7"/>
          <table:table-cell table:style-name="ce9"/>
          <table:table-cell table:style-name="ce12" office:value-type="string" calcext:value-type="string" table:number-columns-spanned="7" table:number-rows-spanned="1">
            <text:p>4. When completed, the teacher may click on "Tools" --&gt; "Script Editor". <text:s/>A new tab will open and the adviser may click on "Run" <text:s/>button, and authenticate as necessary.</text:p>
          </table:table-cell>
          <table:covered-table-cell table:number-columns-repeated="6"/>
          <table:table-cell table:style-name="ce9"/>
          <table:table-cell table:style-name="ce19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9"/>
          <table:table-cell table:style-name="ce12" office:value-type="string" calcext:value-type="string" table:number-columns-spanned="7" table:number-rows-spanned="1">
            <text:p>5. An error message is expected, but the teacher checks his/her Sent email folder to verify delivery.</text:p>
          </table:table-cell>
          <table:covered-table-cell table:number-columns-repeated="6"/>
          <table:table-cell table:style-name="ce9"/>
          <table:table-cell table:style-name="ce19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9"/>
          <table:table-cell table:style-name="ce12" table:number-columns-spanned="8" table:number-rows-spanned="1"/>
          <table:covered-table-cell table:number-columns-repeated="7"/>
          <table:table-cell table:style-name="ce19"/>
          <table:table-cell table:number-columns-repeated="1011"/>
        </table:table-row>
        <table:table-row table:style-name="ro1">
          <table:table-cell table:style-name="ce3" table:number-columns-spanned="1" table:number-rows-spanned="2"/>
          <table:table-cell table:style-name="ce6" office:value-type="string" calcext:value-type="string" table:number-columns-spanned="1" table:number-rows-spanned="2">
            <text:p>LAST NAME</text:p>
          </table:table-cell>
          <table:table-cell table:style-name="ce6" office:value-type="string" calcext:value-type="string" table:number-columns-spanned="1" table:number-rows-spanned="2">
            <text:p>FIRST NAME</text:p>
          </table:table-cell>
          <table:table-cell table:style-name="ce6" office:value-type="string" calcext:value-type="string" table:number-columns-spanned="1" table:number-rows-spanned="2">
            <text:p>Contact Number</text:p>
          </table:table-cell>
          <table:table-cell table:style-name="ce6" office:value-type="string" calcext:value-type="string" table:number-columns-spanned="1" table:number-rows-spanned="2">
            <text:p>Email Addresses</text:p>
          </table:table-cell>
          <table:table-cell table:style-name="ce6" office:value-type="string" calcext:value-type="string" table:number-columns-spanned="1" table:number-rows-spanned="2">
            <text:p>Email Subject</text:p>
          </table:table-cell>
          <table:table-cell table:style-name="ce14" office:value-type="string" calcext:value-type="string" table:number-columns-spanned="5" table:number-rows-spanned="1">
            <text:p>MESSAGE AREA</text:p>
          </table:table-cell>
          <table:covered-table-cell table:number-columns-repeated="3" table:style-name="ce15"/>
          <table:covered-table-cell table:style-name="ce7"/>
          <table:table-cell table:style-name="ce14" office:value-type="string" calcext:value-type="string" table:number-columns-spanned="1" table:number-rows-spanned="2">
            <text:p>Closing Greeting</text:p>
          </table:table-cell>
          <table:table-cell table:style-name="ce14" office:value-type="string" calcext:value-type="string" table:number-columns-spanned="1" table:number-rows-spanned="2">
            <text:p>Teacher's Name</text:p>
          </table:table-cell>
          <table:table-cell table:number-columns-repeated="1011"/>
        </table:table-row>
        <table:table-row table:style-name="ro1">
          <table:covered-table-cell table:number-columns-repeated="6" table:style-name="ce4"/>
          <table:table-cell table:style-name="ce14" office:value-type="string" calcext:value-type="string">
            <text:p>Paragraph 1</text:p>
          </table:table-cell>
          <table:table-cell table:style-name="ce14" office:value-type="string" calcext:value-type="string">
            <text:p>Paragraph 2</text:p>
          </table:table-cell>
          <table:table-cell table:style-name="ce17" office:value-type="string" calcext:value-type="string">
            <text:p>Paragraph 3</text:p>
          </table:table-cell>
          <table:table-cell table:style-name="ce17" office:value-type="string" calcext:value-type="string">
            <text:p>Paragraph 4</text:p>
          </table:table-cell>
          <table:table-cell table:style-name="ce17" office:value-type="string" calcext:value-type="string">
            <text:p>Paragraph 5</text:p>
          </table:table-cell>
          <table:covered-table-cell table:number-columns-repeated="2" table:style-name="ce4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0]=&quot;&quot;;&quot;&quot;;[.$B$3]&amp;&quot; (&quot;&amp;[.B10]&amp;&quot;, &quot;&amp;[.C10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0]=&quot;&quot;;&quot;&quot;;[.$B$4])">
            <text:p/>
          </table:table-cell>
          <table:table-cell table:style-name="ce16" table:formula="of:=IF([.E10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1]=&quot;&quot;;&quot;&quot;;[.$B$3]&amp;&quot; (&quot;&amp;[.B11]&amp;&quot;, &quot;&amp;[.C11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1]=&quot;&quot;;&quot;&quot;;[.$B$4])">
            <text:p/>
          </table:table-cell>
          <table:table-cell table:style-name="ce16" table:formula="of:=IF([.E11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2]=&quot;&quot;;&quot;&quot;;[.$B$3]&amp;&quot; (&quot;&amp;[.B12]&amp;&quot;, &quot;&amp;[.C12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2]=&quot;&quot;;&quot;&quot;;[.$B$4])">
            <text:p/>
          </table:table-cell>
          <table:table-cell table:style-name="ce16" table:formula="of:=IF([.E12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3]=&quot;&quot;;&quot;&quot;;[.$B$3]&amp;&quot; (&quot;&amp;[.B13]&amp;&quot;, &quot;&amp;[.C13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3]=&quot;&quot;;&quot;&quot;;[.$B$4])">
            <text:p/>
          </table:table-cell>
          <table:table-cell table:style-name="ce16" table:formula="of:=IF([.E13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4]=&quot;&quot;;&quot;&quot;;[.$B$3]&amp;&quot; (&quot;&amp;[.B14]&amp;&quot;, &quot;&amp;[.C14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4]=&quot;&quot;;&quot;&quot;;[.$B$4])">
            <text:p/>
          </table:table-cell>
          <table:table-cell table:style-name="ce16" table:formula="of:=IF([.E14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5]=&quot;&quot;;&quot;&quot;;[.$B$3]&amp;&quot; (&quot;&amp;[.B15]&amp;&quot;, &quot;&amp;[.C15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5]=&quot;&quot;;&quot;&quot;;[.$B$4])">
            <text:p/>
          </table:table-cell>
          <table:table-cell table:style-name="ce16" table:formula="of:=IF([.E15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6]=&quot;&quot;;&quot;&quot;;[.$B$3]&amp;&quot; (&quot;&amp;[.B16]&amp;&quot;, &quot;&amp;[.C16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6]=&quot;&quot;;&quot;&quot;;[.$B$4])">
            <text:p/>
          </table:table-cell>
          <table:table-cell table:style-name="ce16" table:formula="of:=IF([.E16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7]=&quot;&quot;;&quot;&quot;;[.$B$3]&amp;&quot; (&quot;&amp;[.B17]&amp;&quot;, &quot;&amp;[.C17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7]=&quot;&quot;;&quot;&quot;;[.$B$4])">
            <text:p/>
          </table:table-cell>
          <table:table-cell table:style-name="ce16" table:formula="of:=IF([.E17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18]=&quot;&quot;;&quot;&quot;;[.$B$3]&amp;&quot; (&quot;&amp;[.B18]&amp;&quot;, &quot;&amp;[.C18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8]=&quot;&quot;;&quot;&quot;;[.$B$4])">
            <text:p/>
          </table:table-cell>
          <table:table-cell table:style-name="ce16" table:formula="of:=IF([.E18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11"/>
          <table:table-cell table:style-name="ce3"/>
          <table:table-cell table:style-name="ce3" table:formula="of:=IF([.E19]=&quot;&quot;;&quot;&quot;;[.$B$3]&amp;&quot; (&quot;&amp;[.B19]&amp;&quot;, &quot;&amp;[.C19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19]=&quot;&quot;;&quot;&quot;;[.$B$4])">
            <text:p/>
          </table:table-cell>
          <table:table-cell table:style-name="ce16" table:formula="of:=IF([.E19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0]=&quot;&quot;;&quot;&quot;;[.$B$3]&amp;&quot; (&quot;&amp;[.B20]&amp;&quot;, &quot;&amp;[.C20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20]=&quot;&quot;;&quot;&quot;;[.$B$4])">
            <text:p/>
          </table:table-cell>
          <table:table-cell table:style-name="ce16" table:formula="of:=IF([.E20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1]=&quot;&quot;;&quot;&quot;;[.$B$3]&amp;&quot; (&quot;&amp;[.B21]&amp;&quot;, &quot;&amp;[.C21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21]=&quot;&quot;;&quot;&quot;;[.$B$4])">
            <text:p/>
          </table:table-cell>
          <table:table-cell table:style-name="ce16" table:formula="of:=IF([.E21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11"/>
          <table:table-cell table:style-name="ce3"/>
          <table:table-cell table:style-name="ce3" table:formula="of:=IF([.E22]=&quot;&quot;;&quot;&quot;;[.$B$3]&amp;&quot; (&quot;&amp;[.B22]&amp;&quot;, &quot;&amp;[.C22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22]=&quot;&quot;;&quot;&quot;;[.$B$4])">
            <text:p/>
          </table:table-cell>
          <table:table-cell table:style-name="ce16" table:formula="of:=IF([.E22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3]=&quot;&quot;;&quot;&quot;;[.$B$3]&amp;&quot; (&quot;&amp;[.B23]&amp;&quot;, &quot;&amp;[.C23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23]=&quot;&quot;;&quot;&quot;;[.$B$4])">
            <text:p/>
          </table:table-cell>
          <table:table-cell table:style-name="ce16" table:formula="of:=IF([.E23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4]=&quot;&quot;;&quot;&quot;;[.$B$3]&amp;&quot; (&quot;&amp;[.B24]&amp;&quot;, &quot;&amp;[.C24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24]=&quot;&quot;;&quot;&quot;;[.$B$4])">
            <text:p/>
          </table:table-cell>
          <table:table-cell table:style-name="ce16" table:formula="of:=IF([.E24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5]=&quot;&quot;;&quot;&quot;;[.$B$3]&amp;&quot; (&quot;&amp;[.B25]&amp;&quot;, &quot;&amp;[.C25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25]=&quot;&quot;;&quot;&quot;;[.$B$4])">
            <text:p/>
          </table:table-cell>
          <table:table-cell table:style-name="ce16" table:formula="of:=IF([.E25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6]=&quot;&quot;;&quot;&quot;;[.$B$3]&amp;&quot; (&quot;&amp;[.B26]&amp;&quot;, &quot;&amp;[.C26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26]=&quot;&quot;;&quot;&quot;;[.$B$4])">
            <text:p/>
          </table:table-cell>
          <table:table-cell table:style-name="ce16" table:formula="of:=IF([.E26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7]=&quot;&quot;;&quot;&quot;;[.$B$3]&amp;&quot; (&quot;&amp;[.B27]&amp;&quot;, &quot;&amp;[.C27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27]=&quot;&quot;;&quot;&quot;;[.$B$4])">
            <text:p/>
          </table:table-cell>
          <table:table-cell table:style-name="ce16" table:formula="of:=IF([.E27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8]=&quot;&quot;;&quot;&quot;;[.$B$3]&amp;&quot; (&quot;&amp;[.B28]&amp;&quot;, &quot;&amp;[.C28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28]=&quot;&quot;;&quot;&quot;;[.$B$4])">
            <text:p/>
          </table:table-cell>
          <table:table-cell table:style-name="ce16" table:formula="of:=IF([.E28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29]=&quot;&quot;;&quot;&quot;;[.$B$3]&amp;&quot; (&quot;&amp;[.B29]&amp;&quot;, &quot;&amp;[.C29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29]=&quot;&quot;;&quot;&quot;;[.$B$4])">
            <text:p/>
          </table:table-cell>
          <table:table-cell table:style-name="ce16" table:formula="of:=IF([.E29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0]=&quot;&quot;;&quot;&quot;;[.$B$3]&amp;&quot; (&quot;&amp;[.B30]&amp;&quot;, &quot;&amp;[.C30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30]=&quot;&quot;;&quot;&quot;;[.$B$4])">
            <text:p/>
          </table:table-cell>
          <table:table-cell table:style-name="ce16" table:formula="of:=IF([.E30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1]=&quot;&quot;;&quot;&quot;;[.$B$3]&amp;&quot; (&quot;&amp;[.B31]&amp;&quot;, &quot;&amp;[.C31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31]=&quot;&quot;;&quot;&quot;;[.$B$4])">
            <text:p/>
          </table:table-cell>
          <table:table-cell table:style-name="ce16" table:formula="of:=IF([.E31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2]=&quot;&quot;;&quot;&quot;;[.$B$3]&amp;&quot; (&quot;&amp;[.B32]&amp;&quot;, &quot;&amp;[.C32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32]=&quot;&quot;;&quot;&quot;;[.$B$4])">
            <text:p/>
          </table:table-cell>
          <table:table-cell table:style-name="ce16" table:formula="of:=IF([.E32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3]=&quot;&quot;;&quot;&quot;;[.$B$3]&amp;&quot; (&quot;&amp;[.B33]&amp;&quot;, &quot;&amp;[.C33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33]=&quot;&quot;;&quot;&quot;;[.$B$4])">
            <text:p/>
          </table:table-cell>
          <table:table-cell table:style-name="ce16" table:formula="of:=IF([.E33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11"/>
          <table:table-cell table:style-name="ce3"/>
          <table:table-cell table:style-name="ce3" table:formula="of:=IF([.E34]=&quot;&quot;;&quot;&quot;;[.$B$3]&amp;&quot; (&quot;&amp;[.B34]&amp;&quot;, &quot;&amp;[.C34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34]=&quot;&quot;;&quot;&quot;;[.$B$4])">
            <text:p/>
          </table:table-cell>
          <table:table-cell table:style-name="ce16" table:formula="of:=IF([.E34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5]=&quot;&quot;;&quot;&quot;;[.$B$3]&amp;&quot; (&quot;&amp;[.B35]&amp;&quot;, &quot;&amp;[.C35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35]=&quot;&quot;;&quot;&quot;;[.$B$4])">
            <text:p/>
          </table:table-cell>
          <table:table-cell table:style-name="ce16" table:formula="of:=IF([.E35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6]=&quot;&quot;;&quot;&quot;;[.$B$3]&amp;&quot; (&quot;&amp;[.B36]&amp;&quot;, &quot;&amp;[.C36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36]=&quot;&quot;;&quot;&quot;;[.$B$4])">
            <text:p/>
          </table:table-cell>
          <table:table-cell table:style-name="ce16" table:formula="of:=IF([.E36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7]=&quot;&quot;;&quot;&quot;;[.$B$3]&amp;&quot; (&quot;&amp;[.B37]&amp;&quot;, &quot;&amp;[.C37]&amp;&quot;)&quot;)">
            <text:p/>
          </table:table-cell>
          <table:table-cell table:style-name="ce3"/>
          <table:table-cell table:style-name="ce16"/>
          <table:table-cell table:style-name="ce18"/>
          <table:table-cell table:style-name="ce16" table:number-columns-repeated="2"/>
          <table:table-cell table:style-name="ce16" table:formula="of:=IF([.E37]=&quot;&quot;;&quot;&quot;;[.$B$4])">
            <text:p/>
          </table:table-cell>
          <table:table-cell table:style-name="ce16" table:formula="of:=IF([.E37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8]=&quot;&quot;;&quot;&quot;;[.$B$3]&amp;&quot; (&quot;&amp;[.B38]&amp;&quot;, &quot;&amp;[.C38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38]=&quot;&quot;;&quot;&quot;;[.$B$4])">
            <text:p/>
          </table:table-cell>
          <table:table-cell table:style-name="ce16" table:formula="of:=IF([.E38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39]=&quot;&quot;;&quot;&quot;;[.$B$3]&amp;&quot; (&quot;&amp;[.B39]&amp;&quot;, &quot;&amp;[.C39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39]=&quot;&quot;;&quot;&quot;;[.$B$4])">
            <text:p/>
          </table:table-cell>
          <table:table-cell table:style-name="ce16" table:formula="of:=IF([.E39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0]=&quot;&quot;;&quot;&quot;;[.$B$3]&amp;&quot; (&quot;&amp;[.B40]&amp;&quot;, &quot;&amp;[.C40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0]=&quot;&quot;;&quot;&quot;;[.$B$4])">
            <text:p/>
          </table:table-cell>
          <table:table-cell table:style-name="ce16" table:formula="of:=IF([.E40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1]=&quot;&quot;;&quot;&quot;;[.$B$3]&amp;&quot; (&quot;&amp;[.B41]&amp;&quot;, &quot;&amp;[.C41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1]=&quot;&quot;;&quot;&quot;;[.$B$4])">
            <text:p/>
          </table:table-cell>
          <table:table-cell table:style-name="ce16" table:formula="of:=IF([.E41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2]=&quot;&quot;;&quot;&quot;;[.$B$3]&amp;&quot; (&quot;&amp;[.B42]&amp;&quot;, &quot;&amp;[.C42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2]=&quot;&quot;;&quot;&quot;;[.$B$4])">
            <text:p/>
          </table:table-cell>
          <table:table-cell table:style-name="ce16" table:formula="of:=IF([.E42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3]=&quot;&quot;;&quot;&quot;;[.$B$3]&amp;&quot; (&quot;&amp;[.B43]&amp;&quot;, &quot;&amp;[.C43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3]=&quot;&quot;;&quot;&quot;;[.$B$4])">
            <text:p/>
          </table:table-cell>
          <table:table-cell table:style-name="ce16" table:formula="of:=IF([.E43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4]=&quot;&quot;;&quot;&quot;;[.$B$3]&amp;&quot; (&quot;&amp;[.B44]&amp;&quot;, &quot;&amp;[.C44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4]=&quot;&quot;;&quot;&quot;;[.$B$4])">
            <text:p/>
          </table:table-cell>
          <table:table-cell table:style-name="ce16" table:formula="of:=IF([.E44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5]=&quot;&quot;;&quot;&quot;;[.$B$3]&amp;&quot; (&quot;&amp;[.B45]&amp;&quot;, &quot;&amp;[.C45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5]=&quot;&quot;;&quot;&quot;;[.$B$4])">
            <text:p/>
          </table:table-cell>
          <table:table-cell table:style-name="ce16" table:formula="of:=IF([.E45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6]=&quot;&quot;;&quot;&quot;;[.$B$3]&amp;&quot; (&quot;&amp;[.B46]&amp;&quot;, &quot;&amp;[.C46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6]=&quot;&quot;;&quot;&quot;;[.$B$4])">
            <text:p/>
          </table:table-cell>
          <table:table-cell table:style-name="ce16" table:formula="of:=IF([.E46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7]=&quot;&quot;;&quot;&quot;;[.$B$3]&amp;&quot; (&quot;&amp;[.B47]&amp;&quot;, &quot;&amp;[.C47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7]=&quot;&quot;;&quot;&quot;;[.$B$4])">
            <text:p/>
          </table:table-cell>
          <table:table-cell table:style-name="ce16" table:formula="of:=IF([.E47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8]=&quot;&quot;;&quot;&quot;;[.$B$3]&amp;&quot; (&quot;&amp;[.B48]&amp;&quot;, &quot;&amp;[.C48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8]=&quot;&quot;;&quot;&quot;;[.$B$4])">
            <text:p/>
          </table:table-cell>
          <table:table-cell table:style-name="ce16" table:formula="of:=IF([.E48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49]=&quot;&quot;;&quot;&quot;;[.$B$3]&amp;&quot; (&quot;&amp;[.B49]&amp;&quot;, &quot;&amp;[.C49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49]=&quot;&quot;;&quot;&quot;;[.$B$4])">
            <text:p/>
          </table:table-cell>
          <table:table-cell table:style-name="ce16" table:formula="of:=IF([.E49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50]=&quot;&quot;;&quot;&quot;;[.$B$3]&amp;&quot; (&quot;&amp;[.B50]&amp;&quot;, &quot;&amp;[.C50]&amp;&quot;)&quot;)">
            <text:p/>
          </table:table-cell>
          <table:table-cell table:style-name="ce3"/>
          <table:table-cell table:style-name="ce16" table:number-columns-repeated="4"/>
          <table:table-cell table:style-name="ce16" table:formula="of:=IF([.E50]=&quot;&quot;;&quot;&quot;;[.$B$4])">
            <text:p/>
          </table:table-cell>
          <table:table-cell table:style-name="ce16" table:formula="of:=IF([.E50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table:number-columns-repeated="2"/>
          <table:table-cell table:style-name="ce10"/>
          <table:table-cell table:style-name="ce3"/>
          <table:table-cell table:style-name="ce3" table:formula="of:=IF([.E51]=&quot;&quot;;&quot;&quot;;[.$B$3]&amp;&quot; (&quot;&amp;[.B51]&amp;&quot;, &quot;&amp;[.C51]&amp;&quot;)&quot;)">
            <text:p/>
          </table:table-cell>
          <table:table-cell table:style-name="ce3"/>
          <table:table-cell table:style-name="ce16"/>
          <table:table-cell table:style-name="ce3"/>
          <table:table-cell table:style-name="ce16" table:number-columns-repeated="2"/>
          <table:table-cell table:style-name="ce16" table:formula="of:=IF([.E51]=&quot;&quot;;&quot;&quot;;[.$B$4])">
            <text:p/>
          </table:table-cell>
          <table:table-cell table:style-name="ce16" table:formula="of:=IF([.E51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table:number-columns-repeated="4"/>
          <table:table-cell table:style-name="ce3" table:formula="of:=IF([.E52]=&quot;&quot;;&quot;&quot;;[.$B$3]&amp;&quot; (&quot;&amp;[.B52]&amp;&quot;, &quot;&amp;[.C52]&amp;&quot;)&quot;)">
            <text:p/>
          </table:table-cell>
          <table:table-cell table:style-name="ce3" table:number-columns-repeated="5"/>
          <table:table-cell table:style-name="ce16" table:formula="of:=IF([.E52]=&quot;&quot;;&quot;&quot;;[.$B$4])">
            <text:p/>
          </table:table-cell>
          <table:table-cell table:style-name="ce16" table:formula="of:=IF([.E52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table:number-columns-repeated="4"/>
          <table:table-cell table:style-name="ce3" table:formula="of:=IF([.E53]=&quot;&quot;;&quot;&quot;;[.$B$3]&amp;&quot; (&quot;&amp;[.B53]&amp;&quot;, &quot;&amp;[.C53]&amp;&quot;)&quot;)">
            <text:p/>
          </table:table-cell>
          <table:table-cell table:style-name="ce3" table:number-columns-repeated="5"/>
          <table:table-cell table:style-name="ce16" table:formula="of:=IF([.E53]=&quot;&quot;;&quot;&quot;;[.$B$4])">
            <text:p/>
          </table:table-cell>
          <table:table-cell table:style-name="ce16" table:formula="of:=IF([.E53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table:number-columns-repeated="4"/>
          <table:table-cell table:style-name="ce3" table:formula="of:=IF([.E54]=&quot;&quot;;&quot;&quot;;[.$B$3]&amp;&quot; (&quot;&amp;[.B54]&amp;&quot;, &quot;&amp;[.C54]&amp;&quot;)&quot;)">
            <text:p/>
          </table:table-cell>
          <table:table-cell table:style-name="ce3" table:number-columns-repeated="5"/>
          <table:table-cell table:style-name="ce16" table:formula="of:=IF([.E54]=&quot;&quot;;&quot;&quot;;[.$B$4])">
            <text:p/>
          </table:table-cell>
          <table:table-cell table:style-name="ce16" table:formula="of:=IF([.E54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table:number-columns-repeated="4"/>
          <table:table-cell table:style-name="ce3" table:formula="of:=IF([.E55]=&quot;&quot;;&quot;&quot;;[.$B$3]&amp;&quot; (&quot;&amp;[.B55]&amp;&quot;, &quot;&amp;[.C55]&amp;&quot;)&quot;)">
            <text:p/>
          </table:table-cell>
          <table:table-cell table:style-name="ce3" table:number-columns-repeated="5"/>
          <table:table-cell table:style-name="ce16" table:formula="of:=IF([.E55]=&quot;&quot;;&quot;&quot;;[.$B$4])">
            <text:p/>
          </table:table-cell>
          <table:table-cell table:style-name="ce16" table:formula="of:=IF([.E55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table:number-columns-repeated="4"/>
          <table:table-cell table:style-name="ce3" table:formula="of:=IF([.E56]=&quot;&quot;;&quot;&quot;;[.$B$3]&amp;&quot; (&quot;&amp;[.B56]&amp;&quot;, &quot;&amp;[.C56]&amp;&quot;)&quot;)">
            <text:p/>
          </table:table-cell>
          <table:table-cell table:style-name="ce3" table:number-columns-repeated="5"/>
          <table:table-cell table:style-name="ce16" table:formula="of:=IF([.E56]=&quot;&quot;;&quot;&quot;;[.$B$4])">
            <text:p/>
          </table:table-cell>
          <table:table-cell table:style-name="ce16" table:formula="of:=IF([.E56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table:number-columns-repeated="4"/>
          <table:table-cell table:style-name="ce3" table:formula="of:=IF([.E57]=&quot;&quot;;&quot;&quot;;[.$B$3]&amp;&quot; (&quot;&amp;[.B57]&amp;&quot;, &quot;&amp;[.C57]&amp;&quot;)&quot;)">
            <text:p/>
          </table:table-cell>
          <table:table-cell table:style-name="ce3" table:number-columns-repeated="5"/>
          <table:table-cell table:style-name="ce16" table:formula="of:=IF([.E57]=&quot;&quot;;&quot;&quot;;[.$B$4])">
            <text:p/>
          </table:table-cell>
          <table:table-cell table:style-name="ce16" table:formula="of:=IF([.E57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table:number-columns-repeated="4"/>
          <table:table-cell table:style-name="ce3" table:formula="of:=IF([.E58]=&quot;&quot;;&quot;&quot;;[.$B$3]&amp;&quot; (&quot;&amp;[.B58]&amp;&quot;, &quot;&amp;[.C58]&amp;&quot;)&quot;)">
            <text:p/>
          </table:table-cell>
          <table:table-cell table:style-name="ce3" table:number-columns-repeated="5"/>
          <table:table-cell table:style-name="ce16" table:formula="of:=IF([.E58]=&quot;&quot;;&quot;&quot;;[.$B$4])">
            <text:p/>
          </table:table-cell>
          <table:table-cell table:style-name="ce16" table:formula="of:=IF([.E58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table:number-columns-repeated="4"/>
          <table:table-cell table:style-name="ce3" table:formula="of:=IF([.E59]=&quot;&quot;;&quot;&quot;;[.$B$3]&amp;&quot; (&quot;&amp;[.B59]&amp;&quot;, &quot;&amp;[.C59]&amp;&quot;)&quot;)">
            <text:p/>
          </table:table-cell>
          <table:table-cell table:style-name="ce3" table:number-columns-repeated="5"/>
          <table:table-cell table:style-name="ce16" table:formula="of:=IF([.E59]=&quot;&quot;;&quot;&quot;;[.$B$4])">
            <text:p/>
          </table:table-cell>
          <table:table-cell table:style-name="ce16" table:formula="of:=IF([.E59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table:number-columns-repeated="4"/>
          <table:table-cell table:style-name="ce3" table:formula="of:=IF([.E60]=&quot;&quot;;&quot;&quot;;[.$B$3]&amp;&quot; (&quot;&amp;[.B60]&amp;&quot;, &quot;&amp;[.C60]&amp;&quot;)&quot;)">
            <text:p/>
          </table:table-cell>
          <table:table-cell table:style-name="ce3" table:number-columns-repeated="5"/>
          <table:table-cell table:style-name="ce16" table:formula="of:=IF([.E60]=&quot;&quot;;&quot;&quot;;[.$B$4])">
            <text:p/>
          </table:table-cell>
          <table:table-cell table:style-name="ce16" table:formula="of:=IF([.E60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table:number-columns-repeated="4"/>
          <table:table-cell table:style-name="ce3" table:formula="of:=IF([.E61]=&quot;&quot;;&quot;&quot;;[.$B$3]&amp;&quot; (&quot;&amp;[.B61]&amp;&quot;, &quot;&amp;[.C61]&amp;&quot;)&quot;)">
            <text:p/>
          </table:table-cell>
          <table:table-cell table:style-name="ce3" table:number-columns-repeated="5"/>
          <table:table-cell table:style-name="ce16" table:formula="of:=IF([.E61]=&quot;&quot;;&quot;&quot;;[.$B$4])">
            <text:p/>
          </table:table-cell>
          <table:table-cell table:style-name="ce16" table:formula="of:=IF([.E61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table:number-columns-repeated="4"/>
          <table:table-cell table:style-name="ce3" table:formula="of:=IF([.E62]=&quot;&quot;;&quot;&quot;;[.$B$3]&amp;&quot; (&quot;&amp;[.B62]&amp;&quot;, &quot;&amp;[.C62]&amp;&quot;)&quot;)">
            <text:p/>
          </table:table-cell>
          <table:table-cell table:style-name="ce3" table:number-columns-repeated="5"/>
          <table:table-cell table:style-name="ce16" table:formula="of:=IF([.E62]=&quot;&quot;;&quot;&quot;;[.$B$4])">
            <text:p/>
          </table:table-cell>
          <table:table-cell table:style-name="ce16" table:formula="of:=IF([.E62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table:number-columns-repeated="4"/>
          <table:table-cell table:style-name="ce3" table:formula="of:=IF([.E63]=&quot;&quot;;&quot;&quot;;[.$B$3]&amp;&quot; (&quot;&amp;[.B63]&amp;&quot;, &quot;&amp;[.C63]&amp;&quot;)&quot;)">
            <text:p/>
          </table:table-cell>
          <table:table-cell table:style-name="ce3" table:number-columns-repeated="5"/>
          <table:table-cell table:style-name="ce16" table:formula="of:=IF([.E63]=&quot;&quot;;&quot;&quot;;[.$B$4])">
            <text:p/>
          </table:table-cell>
          <table:table-cell table:style-name="ce16" table:formula="of:=IF([.E63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table:number-columns-repeated="4"/>
          <table:table-cell table:style-name="ce3" table:formula="of:=IF([.E64]=&quot;&quot;;&quot;&quot;;[.$B$3]&amp;&quot; (&quot;&amp;[.B64]&amp;&quot;, &quot;&amp;[.C64]&amp;&quot;)&quot;)">
            <text:p/>
          </table:table-cell>
          <table:table-cell table:style-name="ce3" table:number-columns-repeated="5"/>
          <table:table-cell table:style-name="ce16" table:formula="of:=IF([.E64]=&quot;&quot;;&quot;&quot;;[.$B$4])">
            <text:p/>
          </table:table-cell>
          <table:table-cell table:style-name="ce16" table:formula="of:=IF([.E64]=&quot;&quot;;&quot;&quot;;[.$B$5])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 table:number-rows-repeated="938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1" table:number-columns-repeated="5"/>
          <table:table-cell/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 table:number-columns-repeated="6"/>
          <table:table-cell table:number-columns-repeated="1011"/>
        </table:table-row>
        <table:table-row table:style-name="ro3" table:number-rows-repeated="1047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rectEmail" style:display-name="PageStyle_DirectEmai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LibreOfficeDev/6.0.5.2$Linux_X86_64 LibreOffice_project/</meta:generator>
  </office:meta>
</office:document-meta>
</file>